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3" style:family="paragraph" style:parent-style-name="Standard">
      <style:text-properties fo:color="#000000" style:font-name="Times New Roman" fo:font-size="12pt" fo:language="en" fo:country="none" officeooo:rsid="000d73ed" officeooo:paragraph-rsid="0028263c" style:font-size-asian="12pt"/>
    </style:style>
    <style:style style:name="P4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5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3a2e43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1ad7b" style:font-size-asian="12pt"/>
    </style:style>
    <style:style style:name="P9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123f8c" officeooo:paragraph-rsid="00123f8c" style:font-size-asian="12pt"/>
    </style:style>
    <style:style style:name="P11" style:family="paragraph" style:parent-style-name="Standard">
      <style:text-properties style:text-underline-style="none" officeooo:rsid="000d73ed" officeooo:paragraph-rsid="00409398"/>
    </style:style>
    <style:style style:name="P12" style:family="paragraph" style:parent-style-name="Standard">
      <style:text-properties fo:color="#ce181e" style:text-underline-style="none" officeooo:rsid="000f0a1e" officeooo:paragraph-rsid="00262134"/>
    </style:style>
    <style:style style:name="P13" style:family="paragraph" style:parent-style-name="Standard">
      <style:text-properties style:use-window-font-color="true" style:font-name="Times New Roman" fo:font-size="12pt" fo:language="en" fo:country="none" style:text-underline-style="none" officeooo:rsid="00183fe5" officeooo:paragraph-rsid="00123f8c" style:font-size-asian="12pt"/>
    </style:style>
    <style:style style:name="P14" style:family="paragraph" style:parent-style-name="Standard">
      <style:text-properties style:use-window-font-color="true" style:font-name="Times New Roman" fo:font-size="12pt" fo:language="en" fo:country="none" style:text-underline-style="none" officeooo:rsid="001d9399" officeooo:paragraph-rsid="000d73ed" style:font-size-asian="12pt"/>
    </style:style>
    <style:style style:name="P15" style:family="paragraph" style:parent-style-name="Standard">
      <style:text-properties style:use-window-font-color="true" style:font-name="Times New Roman" fo:font-size="12pt" fo:language="en" fo:country="none" style:text-underline-style="none" officeooo:rsid="001d9399" officeooo:paragraph-rsid="001d9399" style:font-size-asian="12pt"/>
    </style:style>
    <style:style style:name="P16" style:family="paragraph" style:parent-style-name="Standard">
      <style:text-properties officeooo:rsid="000d73ed" officeooo:paragraph-rsid="00409398"/>
    </style:style>
    <style:style style:name="P17" style:family="paragraph" style:parent-style-name="Standard">
      <style:text-properties officeooo:rsid="000d73ed" officeooo:paragraph-rsid="0028263c"/>
    </style:style>
    <style:style style:name="P18" style:family="paragraph" style:parent-style-name="Standard">
      <style:text-properties officeooo:rsid="000d73ed" officeooo:paragraph-rsid="000d73ed"/>
    </style:style>
    <style:style style:name="P19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20" style:family="paragraph" style:parent-style-name="Standard">
      <style:text-properties fo:color="#000000" style:font-name="Times New Roman" fo:font-size="12pt" fo:language="en" fo:country="none" officeooo:rsid="000d73ed" officeooo:paragraph-rsid="00409398" style:font-size-asian="12pt"/>
    </style:style>
    <style:style style:name="P21" style:family="paragraph" style:parent-style-name="Standard">
      <style:text-properties fo:color="#000000" style:font-name="Times New Roman" fo:font-size="12pt" fo:language="en" fo:country="none" officeooo:rsid="000d73ed" officeooo:paragraph-rsid="002e036f" style:font-size-asian="12pt"/>
    </style:style>
    <style:style style:name="P22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23" style:family="paragraph" style:parent-style-name="Standard">
      <style:text-properties fo:color="#000000" style:font-name="Times New Roman" fo:font-size="12pt" fo:language="en" fo:country="none" officeooo:rsid="0011ad7b" officeooo:paragraph-rsid="00459b06" style:font-size-asian="12pt"/>
    </style:style>
    <style:style style:name="P24" style:family="paragraph" style:parent-style-name="Standard">
      <style:text-properties fo:color="#000000" style:font-name="Times New Roman" fo:font-size="12pt" fo:language="en" fo:country="none" style:text-underline-style="none" officeooo:rsid="001d9399" officeooo:paragraph-rsid="001d9399" style:font-size-asian="12pt"/>
    </style:style>
    <style:style style:name="P25" style:family="paragraph" style:parent-style-name="Standard">
      <style:text-properties fo:color="#000000" style:font-name="Times New Roman" fo:font-size="12pt" fo:language="en" fo:country="none" style:text-underline-style="none" officeooo:rsid="00183fe5" officeooo:paragraph-rsid="00459b06" style:font-size-asian="12pt"/>
    </style:style>
    <style:style style:name="P26" style:family="paragraph" style:parent-style-name="Standard">
      <style:text-properties style:text-underline-style="none" officeooo:rsid="000d73ed" officeooo:paragraph-rsid="00310824"/>
    </style:style>
    <style:style style:name="P27" style:family="paragraph" style:parent-style-name="Standard">
      <style:text-properties style:text-underline-style="none" officeooo:rsid="000f0a1e" officeooo:paragraph-rsid="00459b06"/>
    </style:style>
    <style:style style:name="P28" style:family="paragraph" style:parent-style-name="Standard">
      <style:text-properties officeooo:paragraph-rsid="00453a63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officeooo:rsid="0014ea62" style:font-size-asian="12pt"/>
    </style:style>
    <style:style style:name="T5" style:family="text">
      <style:text-properties fo:color="#000000" style:font-name="Times New Roman" fo:font-size="12pt" fo:language="en" fo:country="none" officeooo:rsid="0015ef6b" style:font-size-asian="12pt"/>
    </style:style>
    <style:style style:name="T6" style:family="text">
      <style:text-properties fo:color="#000000" style:font-name="Times New Roman" fo:font-size="12pt" fo:language="en" fo:country="none" officeooo:rsid="0023e428" style:font-size-asian="12pt"/>
    </style:style>
    <style:style style:name="T7" style:family="text">
      <style:text-properties fo:color="#000000" style:font-name="Times New Roman" fo:font-size="12pt" fo:language="en" fo:country="none" officeooo:rsid="00459b06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9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10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11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12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21c9d4" style:font-size-asian="12pt"/>
    </style:style>
    <style:style style:name="T13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23e428" style:font-size-asian="12pt"/>
    </style:style>
    <style:style style:name="T14" style:family="text">
      <style:text-properties fo:color="#000000" style:font-name="Times New Roman" fo:font-size="12pt" fo:language="en" fo:country="none" style:text-underline-style="none" style:font-size-asian="12pt"/>
    </style:style>
    <style:style style:name="T15" style:family="text">
      <style:text-properties fo:color="#000000" style:font-name="Times New Roman" fo:font-size="12pt" fo:language="en" fo:country="none" style:text-underline-style="none" officeooo:rsid="0015ef6b" style:font-size-asian="12pt"/>
    </style:style>
    <style:style style:name="T16" style:family="text">
      <style:text-properties fo:color="#000000" style:font-name="Times New Roman" fo:font-size="12pt" fo:language="en" fo:country="none" style:text-underline-style="none" officeooo:rsid="0023e428" style:font-size-asian="12pt"/>
    </style:style>
    <style:style style:name="T17" style:family="text">
      <style:text-properties fo:color="#000000" style:font-name="Times New Roman" fo:font-size="12pt" fo:language="en" fo:country="none" style:text-underline-style="none" officeooo:rsid="00453a63" style:font-size-asian="12pt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5ef6b"/>
    </style:style>
    <style:style style:name="T20" style:family="text">
      <style:text-properties style:text-underline-style="none" officeooo:rsid="00175ba9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officeooo:rsid="001feeb5"/>
    </style:style>
    <style:style style:name="T24" style:family="text">
      <style:text-properties style:text-underline-style="solid" style:text-underline-width="auto" style:text-underline-color="font-color" officeooo:rsid="00262134"/>
    </style:style>
    <style:style style:name="T25" style:family="text">
      <style:text-properties style:text-underline-style="solid" style:text-underline-width="auto" style:text-underline-color="font-color" officeooo:rsid="0015ef6b"/>
    </style:style>
    <style:style style:name="T26" style:family="text">
      <style:text-properties style:text-underline-style="solid" style:text-underline-width="auto" style:text-underline-color="font-color" officeooo:rsid="003a2e43"/>
    </style:style>
    <style:style style:name="T27" style:family="text">
      <style:text-properties style:text-underline-style="solid" style:text-underline-width="auto" style:text-underline-color="font-color" officeooo:rsid="000d73ed"/>
    </style:style>
    <style:style style:name="T28" style:family="text">
      <style:text-properties style:font-name="Times New Roman" fo:font-size="12pt" fo:language="en" fo:country="none" style:font-size-asian="12pt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31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32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2fd6" style:font-size-asian="12pt"/>
    </style:style>
    <style:style style:name="T33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34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262134" style:font-size-asian="12pt"/>
    </style:style>
    <style:style style:name="T35" style:family="text">
      <style:text-properties style:use-window-font-color="true" style:font-name="Times New Roman" fo:font-size="12pt" fo:language="en" fo:country="none" style:font-size-asian="12pt"/>
    </style:style>
    <style:style style:name="T36" style:family="text">
      <style:text-properties style:use-window-font-color="true" style:font-name="Times New Roman" fo:font-size="12pt" fo:language="en" fo:country="none" officeooo:rsid="00152fd6" style:font-size-asian="12pt"/>
    </style:style>
    <style:style style:name="T37" style:family="text">
      <style:text-properties style:use-window-font-color="true" style:font-name="Times New Roman" fo:font-size="12pt" fo:language="en" fo:country="none" officeooo:rsid="00262134" style:font-size-asian="12pt"/>
    </style:style>
    <style:style style:name="T38" style:family="text">
      <style:text-properties style:use-window-font-color="true" style:font-name="Times New Roman" fo:font-size="12pt" fo:language="en" fo:country="none" officeooo:rsid="002b84b2" style:font-size-asian="12pt"/>
    </style:style>
    <style:style style:name="T39" style:family="text">
      <style:text-properties style:use-window-font-color="true" style:font-name="Times New Roman" fo:font-size="12pt" fo:language="en" fo:country="none" officeooo:rsid="001d9399" style:font-size-asian="12pt"/>
    </style:style>
    <style:style style:name="T40" style:family="text">
      <style:text-properties style:use-window-font-color="true" style:font-name="Times New Roman" fo:font-size="12pt" fo:language="en" fo:country="none" officeooo:rsid="00310824" style:font-size-asian="12pt"/>
    </style:style>
    <style:style style:name="T41" style:family="text">
      <style:text-properties style:use-window-font-color="true" style:font-name="Times New Roman" fo:font-size="12pt" fo:language="en" fo:country="none" officeooo:rsid="003334c1" style:font-size-asian="12pt"/>
    </style:style>
    <style:style style:name="T42" style:family="text">
      <style:text-properties style:use-window-font-color="true" style:text-underline-style="solid" style:text-underline-width="auto" style:text-underline-color="font-color"/>
    </style:style>
    <style:style style:name="T43" style:family="text">
      <style:text-properties style:use-window-font-color="true" style:text-underline-style="solid" style:text-underline-width="auto" style:text-underline-color="font-color" officeooo:rsid="000f0a1e"/>
    </style:style>
    <style:style style:name="T44" style:family="text">
      <style:text-properties style:use-window-font-color="true" style:text-underline-style="solid" style:text-underline-width="auto" style:text-underline-color="font-color" officeooo:rsid="0028fe5e"/>
    </style:style>
    <style:style style:name="T45" style:family="text">
      <style:text-properties style:use-window-font-color="true" officeooo:rsid="00175ba9"/>
    </style:style>
    <style:style style:name="T46" style:family="text">
      <style:text-properties style:use-window-font-color="true" officeooo:rsid="000f0a1e"/>
    </style:style>
    <style:style style:name="T47" style:family="text">
      <style:text-properties style:use-window-font-color="true" officeooo:rsid="001c9d5b"/>
    </style:style>
    <style:style style:name="T48" style:family="text">
      <style:text-properties style:use-window-font-color="true" officeooo:rsid="001d9399"/>
    </style:style>
    <style:style style:name="T49" style:family="text">
      <style:text-properties style:use-window-font-color="true" officeooo:rsid="00183fe5"/>
    </style:style>
    <style:style style:name="T50" style:family="text">
      <style:text-properties style:use-window-font-color="true" officeooo:rsid="003a6eb1"/>
    </style:style>
    <style:style style:name="T51" style:family="text">
      <style:text-properties style:use-window-font-color="true" officeooo:rsid="0047ea7a"/>
    </style:style>
    <style:style style:name="T52" style:family="text">
      <style:text-properties officeooo:rsid="0015ef6b"/>
    </style:style>
    <style:style style:name="T53" style:family="text">
      <style:text-properties officeooo:rsid="00262134"/>
    </style:style>
    <style:style style:name="T54" style:family="text">
      <style:text-properties officeooo:rsid="0014ea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1">Patrocinador(</text:span><text:span text:style-name="T11">c</text:span><text:span text:style-name="T10">o</text:span><text:span text:style-name="T9">d</text:span><text:span text:style-name="T2">, </text:span><text:span text:style-name="T5">n</text:span><text:span text:style-name="T2">ome)</text:span></text:p>
      <text:p text:style-name="P19"/>
      <text:p text:style-name="P1"><text:span text:style-name="T1">Edição(</text:span><text:span text:style-name="T5">a</text:span><text:span text:style-name="T1">rrecadacao, </text:span><text:span text:style-name="T13">ano</text:span><text:span text:style-name="T16"> </text:span><text:span text:style-name="T1">, </text:span><text:span text:style-name="T5">n</text:span><text:span text:style-name="T1">_pessoas)</text:span></text:p>
      <text:p text:style-name="P1"/>
      <text:p text:style-name="P17"><text:span text:style-name="T1">Midia(</text:span><text:span text:style-name="T11">n</text:span><text:span text:style-name="T8">ome</text:span><text:span text:style-name="T1">, </text:span><text:span text:style-name="T11">ti</text:span><text:span text:style-name="T8">po</text:span><text:span text:style-name="T1">)</text:span></text:p>
      <text:p text:style-name="P22"/>
      <text:p text:style-name="P21"><text:span text:style-name="T18">Hotel (</text:span><text:span text:style-name="T19">n</text:span><text:span text:style-name="T18">ome, </text:span><text:span text:style-name="T19">e</text:span><text:span text:style-name="T18">ndereço, </text:span><text:span text:style-name="T25">t</text:span><text:span text:style-name="T21">elefone</text:span><text:span text:style-name="T18">)</text:span></text:p>
      <text:p text:style-name="P22"/>
      <text:p text:style-name="P26"><text:span text:style-name="T1">Banda( </text:span><text:span text:style-name="T11">c</text:span><text:span text:style-name="T10">od</text:span><text:span text:style-name="T4">,</text:span><text:span text:style-name="T3"> </text:span><text:span text:style-name="T5">n</text:span><text:span text:style-name="T1">ome, </text:span><text:span text:style-name="T5">g</text:span><text:span text:style-name="T3">ênero, </text:span><text:span text:style-name="T6">hotel(Hotel.cod)</text:span><text:span text:style-name="T3">)</text:span></text:p>
      <text:p text:style-name="P26"/>
      <text:p text:style-name="P16"><text:span text:style-name="T1">Equipament</text:span><text:span text:style-name="T14">o(</text:span><text:span text:style-name="T15">n</text:span><text:span text:style-name="T14">ome, </text:span><text:span text:style-name="T15">t</text:span><text:span text:style-name="T14">ipo, </text:span><text:span text:style-name="T12">n_serie</text:span><text:span text:style-name="T1">)</text:span></text:p>
      <text:p text:style-name="P20"/>
      <text:p text:style-name="P16"><text:span text:style-name="T1">Instrumento( </text:span><text:span text:style-name="T13">n_serie</text:span><text:span text:style-name="T16"> </text:span><text:span text:style-name="T1">, </text:span><text:span text:style-name="T5">n</text:span><text:span text:style-name="T14">ome_</text:span><text:span text:style-name="T17">instrumento</text:span><text:span text:style-name="T14">, </text:span><text:span text:style-name="T15">t</text:span><text:span text:style-name="T14">ipo)</text:span></text:p>
      <text:p text:style-name="P11"/>
      <text:p text:style-name="P27"><text:span text:style-name="T1">Palco(</text:span><text:span text:style-name="T11">c</text:span><text:span text:style-name="T8">od</text:span><text:span text:style-name="T1"> , </text:span><text:span text:style-name="T5">n</text:span><text:span text:style-name="T1">ome_palco,</text:span><text:span text:style-name="T6"> </text:span><text:span text:style-name="T38">responsavel</text:span><text:span text:style-name="T39">(</text:span><text:span text:style-name="T40">Funcionario.cpf</text:span><text:span text:style-name="T35">)</text:span><text:span text:style-name="T1">)</text:span></text:p>
      <text:p text:style-name="P3"/>
      <text:p text:style-name="P1"><text:span text:style-name="T1">Artista(</text:span><text:span text:style-name="T11">n</text:span><text:span text:style-name="T8">ome</text:span><text:span text:style-name="T14">, </text:span><text:span text:style-name="T15">n</text:span><text:span text:style-name="T14">acionalidade)</text:span></text:p>
      <text:p text:style-name="P14"/>
      <text:p text:style-name="P12"><text:span text:style-name="T35">Apresentacao(</text:span><text:span text:style-name="T28"> <text:s/></text:span><text:span text:style-name="T31">apresentador</text:span><text:span text:style-name="T32">(</text:span><text:span text:style-name="T2">Banda.</text:span><text:span text:style-name="T5">c</text:span><text:span text:style-name="T4">od</text:span><text:span text:style-name="T32">)</text:span><text:span text:style-name="T35">, </text:span><text:span text:style-name="T33">c</text:span><text:span text:style-name="T30">od_palco</text:span><text:span text:style-name="T35"> </text:span><text:span text:style-name="T36">(Palco.cod)</text:span><text:span text:style-name="T35">, </text:span><text:span text:style-name="T34">dat_hr_inicio</text:span><text:span text:style-name="T35">, </text:span><text:span text:style-name="T37">dat_hr_</text:span><text:span text:style-name="T35">fim, </text:span><text:span text:style-name="T41">ano(Edição.ano)</text:span><text:span text:style-name="T35">)</text:span></text:p>
      <text:p text:style-name="P9"><text:tab/></text:p>
      <text:p text:style-name="P6">Patrocina(<text:span text:style-name="T22">patroc (Patrocinador.cod)</text:span>, <text:span text:style-name="T21">edicao (edicao.</text:span><text:span text:style-name="T24">ano</text:span><text:span text:style-name="T21">)</text:span><text:span text:style-name="T26">,</text:span><text:span text:style-name="T27"> </text:span><text:span text:style-name="T54">contribuicao</text:span>)</text:p>
      <text:p text:style-name="P5"/>
      <text:p text:style-name="P5"><text:span text:style-name="T52">P</text:span>roduz ( <text:span text:style-name="T21">midia (Midia.nome)</text:span>, <text:span text:style-name="T21">tipo(Midia.tipo)</text:span>, <text:span text:style-name="T21">num_ed(edicao.</text:span><text:span text:style-name="T24">ano</text:span><text:span text:style-name="T21">)</text:span>)</text:p>
      <text:p text:style-name="P2"/>
      <text:p text:style-name="P23"><text:span text:style-name="T52">U</text:span>tiliza(<text:span text:style-name="T18"> </text:span><text:span text:style-name="T21">equipamento (equipamento.</text:span><text:span text:style-name="T24">n_serie</text:span><text:span text:style-name="T21">), </text:span><text:span text:style-name="T44">banda(Banda.cod)</text:span><text:span text:style-name="T18">)</text:span></text:p>
      <text:p text:style-name="P8"/>
      <text:p text:style-name="P4"><text:span text:style-name="T19">T</text:span><text:span text:style-name="T18">oca_em (</text:span><text:span text:style-name="T21">artista</text:span><text:span text:style-name="T18"> (artista.nome) , </text:span><text:span text:style-name="T21">banda</text:span><text:span text:style-name="T18">(banda.</text:span><text:span text:style-name="T20">cod</text:span><text:span text:style-name="T18">))</text:span></text:p>
      <text:p text:style-name="P10"/>
      <text:p text:style-name="P7"><text:span text:style-name="T52">T</text:span>oca (<text:span text:style-name="T21">artista</text:span>(artista.nome)<text:span text:style-name="T21">,</text:span> <text:span text:style-name="T21">inst</text:span><text:span text:style-name="T23">r</text:span> (instrumento.<text:span text:style-name="T53">n_serie</text:span>))</text:p>
      <text:p text:style-name="P13"/>
      <text:p text:style-name="P24"><text:span text:style-name="T29">Trabalha(</text:span><text:span text:style-name="T42">palco</text:span><text:span text:style-name="T29">(Palco.cod</text:span><text:span text:style-name="T49">), </text:span><text:span text:style-name="T42">cpf</text:span><text:span text:style-name="T29"> (Funcionario.cpf))</text:span></text:p>
      <text:p text:style-name="P15"/>
      <text:p text:style-name="P25"><text:span text:style-name="T45">F</text:span><text:span text:style-name="T46">uncionario(</text:span><text:span text:style-name="T43">cpf</text:span><text:span text:style-name="T46">, nome, sexo</text:span><text:span text:style-name="T5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21T10:22:15.200196345</dc:date>
    <meta:editing-duration>PT6H39M12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68" meta:character-count="800" meta:non-whitespace-character-count="747"/>
  </office:meta>
</office:document-meta>
</file>